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arial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calibri, arial" svg:font-family="'calibri, arial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calibri, arial1" svg:font-family="'calibri, arial'" style:font-family-generic="system" style:font-pitch="variable"/>
  </office:font-face-decls>
  <office:automatic-styles>
    <style:style style:name="P1" style:family="paragraph" style:parent-style-name="Standard">
      <style:text-properties style:font-name="calibri" style:text-underline-style="solid" style:text-underline-width="auto" style:text-underline-color="font-color" fo:font-weight="bold" officeooo:rsid="000c0ef3" officeooo:paragraph-rsid="000c0ef3" style:font-weight-asian="bold" style:font-weight-complex="bold"/>
    </style:style>
    <style:style style:name="P2" style:family="paragraph" style:parent-style-name="Standard">
      <style:text-properties style:font-name="calibri" style:text-underline-style="none" fo:font-weight="normal" officeooo:rsid="000c0ef3" officeooo:paragraph-rsid="000c0ef3" style:font-weight-asian="normal" style:font-weight-complex="normal"/>
    </style:style>
    <style:style style:name="P3" style:family="paragraph" style:parent-style-name="Standard">
      <style:text-properties style:font-name="calibri" style:text-underline-style="none" fo:font-weight="normal" officeooo:rsid="000db1b9" officeooo:paragraph-rsid="000db1b9" style:font-weight-asian="normal" style:font-weight-complex="normal"/>
    </style:style>
    <style:style style:name="P4" style:family="paragraph" style:parent-style-name="Standard">
      <style:text-properties style:font-name="calibri" style:text-underline-style="none" fo:font-weight="normal" officeooo:rsid="000f7a46" officeooo:paragraph-rsid="000f7a46" style:font-weight-asian="normal" style:font-weight-complex="normal"/>
    </style:style>
    <style:style style:name="P5" style:family="paragraph" style:parent-style-name="Standard">
      <style:text-properties style:font-name="calibri" style:text-underline-style="none" fo:font-weight="normal" officeooo:rsid="000f8f75" officeooo:paragraph-rsid="000f8f75" style:font-weight-asian="normal" style:font-weight-complex="normal"/>
    </style:style>
    <style:style style:name="P6" style:family="paragraph" style:parent-style-name="Standard_20__28_user_29_">
      <style:text-properties style:font-name="calibri" style:text-underline-style="none" fo:font-weight="normal" officeooo:rsid="000db1b9" officeooo:paragraph-rsid="000db1b9" style:font-weight-asian="normal" style:font-weight-complex="normal"/>
    </style:style>
    <style:style style:name="P7" style:family="paragraph" style:parent-style-name="Standard_20__28_user_29_">
      <style:paragraph-properties fo:margin-left="0in" fo:margin-right="0in" fo:text-indent="0in" style:auto-text-indent="false" style:writing-mode="lr-t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alibri, arial" style:font-name-complex="calibri, 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seudocode<text:span text:style-name="T1"> Part 1</text:span></text:p>
      <text:p text:style-name="P2"/>
      <text:p text:style-name="P3">Sequence of precise, concise instructions</text:p>
      <text:p text:style-name="P3">Guides computer to solve specific problem in finite amount of time</text:p>
      <text:p text:style-name="P6"><text:span text:style-name="T2">Algorithm can have grammatical errors and still make sense</text:span></text:p>
      <text:p text:style-name="P7"><text:span text:style-name="T2">Content is more important than form</text:span></text:p>
      <text:p text:style-name="P7"><text:span text:style-name="T2">Acceptable as long as describes how to perform the task </text:span></text:p>
      <text:p text:style-name="P4">Program must follow syntax rules – form is important</text:p>
      <text:p text:style-name="P5">Program will not be acceptable if there are syntax erro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arial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calibri, arial" svg:font-family="'calibri, arial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calibri, arial1" svg:font-family="'calibri, ari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DocumentMap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3T14:16:33.674538909</meta:creation-date>
    <meta:generator>LibreOffice/6.1.5.2$Linux_X86_64 LibreOffice_project/10$Build-2</meta:generator>
    <dc:date>2021-02-08T14:00:15.582789246</dc:date>
    <meta:editing-duration>PT2M47S</meta:editing-duration>
    <meta:editing-cycles>5</meta:editing-cycles>
    <meta:document-statistic meta:table-count="0" meta:image-count="0" meta:object-count="0" meta:page-count="1" meta:paragraph-count="8" meta:word-count="62" meta:character-count="382" meta:non-whitespace-character-count="326"/>
  </office:meta>
</office:document-meta>
</file>